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DCD73F6AA04AAA1192.jpg" manifest:media-type="image/jpeg"/>
  <manifest:file-entry manifest:full-path="Pictures/10000000000007D0000005DE023E8CE83F9E2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5.215cm"/>
    </style:style>
    <style:style style:name="gr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outline1">
      <style:graphic-properties fo:min-height="12.18cm"/>
    </style:style>
    <style:style style:name="pr6" style:family="presentation" style:parent-style-name="blue-curve1-notes">
      <style:graphic-properties draw:fill-color="#ffffff" fo:min-height="12.572cm"/>
    </style:style>
    <style:style style:name="pr7" style:family="presentation" style:parent-style-name="blue-curve1-title">
      <style:graphic-properties fo:min-height="3.256cm" fo:wrap-option="wrap"/>
    </style:style>
    <style:style style:name="pr8" style:family="presentation" style:parent-style-name="blue-curve1-outline1">
      <style:graphic-properties fo:min-height="18.293cm" fo:wrap-option="wrap"/>
    </style:style>
    <style:style style:name="pr9" style:family="presentation" style:parent-style-name="blue-curve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text-properties fo:color="#000000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Weekly Meeting #9</text:span>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1"><text:span text:style-name="T2">05/12/2016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Results from research getAllTransactions(account)</text:p>
          </draw:text-box>
        </draw:frame>
        <draw:frame presentation:style-name="pr5" draw:text-style-name="P5" draw:layer="layout" svg:width="25.27cm" svg:height="12.903cm" svg:x="1.4cm" svg:y="6.314cm" presentation:class="outline" presentation:user-transformed="true">
          <draw:text-box>
            <text:list text:style-name="L2">
              <text:list-item>
                <text:p>Etherchain.org (API)</text:p>
                <text:list>
                  <text:list-item>
                    <text:p>getAccountTransaction(id, offset)</text:p>
                  </text:list-item>
                  <text:list-item>
                    <text:p>Only on official network → offline impossible</text:p>
                  </text:list-item>
                  <text:list-item>
                    <text:p>HTTP/HTTPS request</text:p>
                  </text:list-item>
                  <text:list-item>
                    <text:p>Max: 50</text:p>
                  </text:list-item>
                </text:list>
              </text:list-item>
              <text:list-item>
                <text:p>Etherwall.com (API)</text:p>
                <text:list>
                  <text:list-item>
                    <text:p>Same problem only online</text:p>
                  </text:list-item>
                </text:list>
              </text:list-item>
              <text:list-item>
                <text:p>WEB3 ( offcial API)</text:p>
                <text:list>
                  <text:list-item>
                    <text:p>Eth.filter(address)</text:p>
                  </text:list-item>
                  <text:list-item>
                    <text:p>Eth.getBlock</text:p>
                  </text:list-item>
                  <text:list-item>
                    <text:p>Eth.block.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Results from research getAllTransactions(account)</text:p>
          </draw:text-box>
        </draw:frame>
        <draw:frame presentation:style-name="pr5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>Write JS Script</text:p>
              </text:list-item>
              <text:list-item>
                <text:p>Run on blockchain (geth→ OK, testRPC → KO)</text:p>
              </text:list-item>
              <text:list-item>
                <text:p>Integrate and deploy with embark (figure out how nodeJS is working inside embark)</text:p>
              </text:list-item>
            </text:list>
          </draw:text-box>
        </draw:frame>
        <draw:custom-shape draw:style-name="gr2" draw:text-style-name="P7" draw:layer="layout" svg:width="5.715cm" svg:height="1.905cm" svg:x="1.905cm" svg:y="12.7cm">
          <text:p text:style-name="P7">Angular JS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715cm" svg:height="1.905cm" svg:x="16.51cm" svg:y="12.7cm">
          <text:p text:style-name="P7">Blockchain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715cm" svg:height="1.905cm" svg:x="8.89cm" svg:y="12.7cm">
          <text:p text:style-name="P7">Node JS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7.62cm" svg:y1="13.97cm" svg:x2="8.89cm" svg:y2="13.97cm">
          <text:p/>
        </draw:line>
        <draw:line draw:style-name="gr3" draw:text-style-name="P8" draw:layer="layout" svg:x1="14.605cm" svg:y1="13.97cm" svg:x2="16.51cm" svg:y2="13.97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7" draw:text-style-name="P1" draw:layer="layout" svg:width="25.199cm" svg:height="3.256cm" svg:x="1.4cm" svg:y="2.362cm" presentation:class="title" presentation:user-transformed="true">
          <draw:text-box>
            <text:p>Goal for next week</text:p>
          </draw:text-box>
        </draw:frame>
        <draw:frame presentation:style-name="pr8" draw:text-style-name="P9" draw:layer="layout" svg:width="25.199cm" svg:height="18.293cm" svg:x="1.27cm" svg:y="5.837cm" presentation:class="outline" presentation:user-transformed="true">
          <draw:text-box>
            <text:list text:style-name="L2">
              <text:list-item>
                <text:p text:style-name="P1"><text:span text:style-name="T2">Script ok, but how to speed up?</text:span></text:p>
              </text:list-item>
              <text:list-item>
                <text:p text:style-name="P1"><text:span text:style-name="T2">Store a document in IPFS</text:span></text:p>
              </text:list-item>
              <text:list-item>
                <text:p text:style-name="P1"><text:span text:style-name="T2">Click on transaction &gt; open document</text:span></text:p>
              </text:list-item>
              <text:list-item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1:07:36.745018782</meta:creation-date>
    <meta:editing-duration>PT4H5M53S</meta:editing-duration>
    <meta:editing-cycles>41</meta:editing-cycles>
    <meta:generator>LibreOffice/5.1.4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6-12-05T12:03:26.409166301</dc:date>
    <meta:document-statistic meta:object-count="56"/>
    <meta:user-defined meta:name="License">BSD (http://templates.services.openoffice.org/bsd-license)</meta:user-defined>
    <meta:template xlink:type="simple" xlink:actuate="onRequest" xlink:title="Xinxinli Blue Curves" xlink:href="../../../../../../../usr/lib/libreoffice/share/template/common/presnt/xinxinli-blue-curves.otp" meta:date="2016-11-03T11:07:36.475667323"/>
  </office:meta>
</office:document-meta>
</file>